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Brush Script Std Medium" svg:font-family="'Brush Script Std Medium'"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style:font-name="Brush Script Std Medium" fo:font-size="22pt" style:font-size-asian="22pt" style:font-size-complex="22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refCount</text:p>
      <text:p text:style-name="P3"/>
      <text:p text:style-name="P1"/>
      <text:p text:style-name="P1">PrefCount is an application that assists with counting up the results of a game of Preferance . If you don't play Preferance this application will do no good for you. By the way, Preferance is an old card game that originated in Russia in the middle of the XIX century and is still widely played across Central Europe and Russia.</text:p>
      <text:p text:style-name="P1"/>
      <text:p text:style-name="P1"/>
      <text:p text:style-name="P4">LICENSE</text:p>
      <text:p text:style-name="P1"/>
      <text:p text:style-name="P1">This program is distributed under the terms of the GNU General Public License version 3, which can be found in the PrefCount-license.pdf file. For more information about this lisence see &lt;<text:a xlink:type="simple" xlink:href="http://www.gnu.org/licenses/">http://www.gnu.org/licenses/</text:a>&gt;.</text:p>
      <text:p text:style-name="P1"/>
      <text:p text:style-name="P1"/>
      <text:p text:style-name="P4">INSTALLATION</text:p>
      <text:p text:style-name="P1"/>
      <text:p text:style-name="P1">To install application, simply drag the PrefCount icon (the .exe file) to the desired destination (i.e. your Desktop). </text:p>
      <text:p text:style-name="P1"/>
      <text:p text:style-name="P1"/>
      <text:p text:style-name="P4">RUNNING</text:p>
      <text:p text:style-name="P1"/>
      <text:p text:style-name="P1">Navigate to the installation directory and double-click on the PrefCount icon (the .exe file).</text:p>
      <text:p text:style-name="P1"/>
      <text:p text:style-name="P1"/>
      <text:p text:style-name="P4">UNINSTALLING</text:p>
      <text:p text:style-name="P1"/>
      <text:p text:style-name="P1">Navigate to the installation directory and drag the PrefCount icon (the .exe file) to Trash.</text:p>
      <text:p text:style-name="P1"/>
      <text:p text:style-name="P1"/>
      <text:p text:style-name="P4">UPGRADING</text:p>
      <text:p text:style-name="P1"/>
      <text:p text:style-name="P1">Uninstall the previous installation first and then perform the new installation.</text:p>
      <text:p text:style-name="P1"/>
      <text:p text:style-name="P1"/>
      <text:p text:style-name="P4">CREDITS</text:p>
      <text:p text:style-name="P1"/>
      <text:p text:style-name="P1">Author: Yevgeny Nyden </text:p>
      <text:p text:style-name="P1"/>
      <text:p text:style-name="P1"/>
      <text:p text:style-name="P1"/>
      <text:p text:style-name="P1"/>
      <text:p text:style-name="P1"/>
      <text:p text:style-name="P3">Application website: &lt;<text:a xlink:type="simple" xlink:href="http://prefcount.curre.net/">http://prefcount.curre.net/</text:a>&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Brush Script Std Medium" svg:font-family="'Brush Script Std Medium'"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0.5pt" style:language-asian="en" style:country-asian="US" style:font-name-complex="Aria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Yevgeny Nyden</meta:initial-creator>
    <meta:creation-date>2008-01-21T15:45:12</meta:creation-date>
    <dc:date>2008-07-06T20:42:20</dc:date>
    <dc:language>en-US</dc:language>
    <meta:editing-cycles>5</meta:editing-cycles>
    <meta:editing-duration>PT21M49S</meta:editing-duration>
    <meta:user-defined meta:name="Info 1"/>
    <meta:user-defined meta:name="Info 2"/>
    <meta:user-defined meta:name="Info 3"/>
    <meta:user-defined meta:name="Info 4"/>
    <meta:document-statistic meta:table-count="0" meta:image-count="0" meta:object-count="0" meta:page-count="1" meta:paragraph-count="15" meta:word-count="166" meta:character-count="1067"/>
  </office:meta>
</office:document-meta>
</file>